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list-style-name="L1"/>
    <style:style style:name="P3" style:family="paragraph" style:parent-style-name="Text_20_body" style:list-style-name="L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ct Goals and Motivation</text:p>
      <text:p text:style-name="Text_20_body">The goals of this project are:</text:p>
      <text:list xml:id="list152505006641627994" text:style-name="L1">
        <text:list-item>
          <text:p text:style-name="P2">To generate an RDF dataset from the data contained in the IMSLP wiki that meets these specifications:</text:p>
          <text:list>
            <text:list-item>
              <text:p text:style-name="P2">The current version of each page in the wiki that a user could view with a standard, unmodified web browser such as Mozilla Firefox, Google Chrome, or Microsoft Internet Explorer should produce at least one RDF triple. If nothing else, the presence of a triple suggests <text:span text:style-name="T1">something</text:span><text:span text:style-name="T2"> exists.</text:span></text:p>
            </text:list-item>
            <text:list-item>
              <text:p text:style-name="P3">The fact that a page belongs to a category should be represented by at least one triple. Categories provide relationships between pages in the wiki and imply a relationship between the things the pages are about.</text:p>
            </text:list-item>
            <text:list-item>
              <text:p text:style-name="P3">Links between pages should be represented by at least one triple. These are another source of information about how the pages are related.</text:p>
            </text:list-item>
            <text:list-item>
              <text:p text:style-name="P3">There should be some way to obtain musical scores that are available in the wiki without dereferencing more than one URL. Some triple with a direct link to a file would be ideal, but at very least the the wiki page associated with a given work should be available from within the data e.g. some triple should have a subject or object that is the URL for page associated with a given musical work.</text:p>
            </text:list-item>
            <text:list-item>
              <text:p text:style-name="P3">The data should be in a standard format. This format should be either officially recommended by the W3C or directly usable by one of the popular open-source SPARQL endpoint servers.</text:p>
            </text:list-item>
            <text:list-item>
              <text:p text:style-name="P3">The data should use well-established schemata wherever feasible. Defining “well-established” with precision is difficult, however for the purposes of this document we shall consider schemata available online that are mentioned on the W3C site, in scholarly discourse, hosted by an academic institution or library, or those backed by large corporate interests to be “well-established.” The “online” criterion is especially important. The idea behind these requirements is to maximize the chances that this dataset uses schemata that are also used in current and future open linked datasets available on the Web.</text:p>
            </text:list-item>
            <text:list-item>
              <text:p text:style-name="P3">The data should meet Tim Berners-Lee's criteria for linked open data: </text:p>
              <text:list>
                <text:list-item>
                  <text:p text:style-name="P3">things should be named with <text:s/>IRIs </text:p>
                </text:list-item>
                <text:list-item>
                  <text:p text:style-name="P3">that can be dereferenced </text:p>
                </text:list-item>
                <text:list-item>
                  <text:p text:style-name="P3">to obtain useful information </text:p>
                </text:list-item>
                <text:list-item>
                  <text:p text:style-name="P3">and include links to other IRIs</text:p>
                </text:list-item>
              </text:list>
            </text:list-item>
          </text:list>
        </text:list-item>
        <text:list-item>
          <text:p text:style-name="P2"><text:span text:style-name="T2">To link the dataset described above with one or more publicly-available datasets such as DBPedia,Wikidata, or MusicBrainz</text:span></text:p>
        </text:list-item>
        <text:list-item>
          <text:p text:style-name="P2"><text:span text:style-name="T2">To provide a means of updating the dataset as more pages are added to the IMSLP wiki</text:span></text:p>
        </text:list-item>
        <text:list-item>
          <text:p text:style-name="P3">To demonstrate how the dataset produced by the project could be used to answer queries</text:p>
          <text:list>
            <text:list-item>
              <text:p text:style-name="P3">Queries that would be difficult or impossible for a human browser of the wiki are more interesting because this represents added value.</text:p>
            </text:list-item>
            <text:list-item>
              <text:p text:style-name="P3"><text:soft-page-break/>Queries that would be complex to express using SQL are also more interesting that those that could be answered by simple SQL queries for the same reason.</text:p>
            </text:list-item>
          </text:list>
        </text:list-item>
        <text:list-item>
          <text:p text:style-name="P2"><text:span text:style-name="T2">To demonstrate how the dataset produced could be combined with online services such as </text:span><text:span text:style-name="T2">YouTube to enrich the user experience</text:span></text:p>
        </text:list-item>
      </text:list>
      <text:p text:style-name="P1">The spirit of these requirements is that this effort should provide something useful that is not available by simply using the wiki and to help the semantic web to grow in some way. As much information as possible should be included to minimize the chances over overlooking something useful, especially since one of the reasons for embedding semantics in data is so that machines can make inferences about the data. These inferences are part of why the semantic web becomes more useful as it grows, so by providing such a dataset as I have described and making it part of the semantic web, I endeavor to make a small contribution to both music and computer scien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ma Seyedtalebi</meta:initial-creator>
    <meta:creation-date>2017-10-17T19:02:22.69</meta:creation-date>
    <dc:date>2017-10-24T19:48:41.42</dc:date>
    <dc:creator>Nima Seyedtalebi</dc:creator>
    <meta:editing-duration>PT2H52M32S</meta:editing-duration>
    <meta:editing-cycles>15</meta:editing-cycles>
    <meta:generator>OpenOffice/4.1.3$Win32 OpenOffice.org_project/413m1$Build-9783</meta:generator>
    <meta:document-statistic meta:table-count="0" meta:image-count="0" meta:object-count="0" meta:page-count="2" meta:paragraph-count="21" meta:word-count="611" meta:character-count="3612"/>
  </office:meta>
</office:document-meta>
</file>